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4pt"/>
    </style:style>
    <style:style style:name="co3" style:family="table-column">
      <style:table-column-properties fo:break-before="auto" style:column-width="8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TauBench Re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DOF</text:p>
          </table:table-cell>
          <table:table-cell table:style-name="Default" office:value-type="string" calcext:value-type="string">
            <text:p>Work Units</text:p>
          </table:table-cell>
          <table:table-cell table:style-name="Default" office:value-type="string" calcext:value-type="string">
            <text:p>Error</text:p>
          </table:table-cell>
          <table:table-cell/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table:style-name="Default" office:value-type="string" calcext:value-type="string">
            <text:p>Work Units</text:p>
          </table:table-cell>
          <table:table-cell table:style-name="ce1" office:value-type="string" calcext:value-type="string">
            <text:p>Time 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 P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.20E+01</text:p>
          </table:table-cell>
          <table:table-cell office:value-type="float" office:value="0.0008383505" calcext:value-type="float">
            <text:p>8.38E-04</text:p>
          </table:table-cell>
          <table:table-cell office:value-type="float" office:value="0.00262906" calcext:value-type="float">
            <text:p>2.63E-03</text:p>
          </table:table-cell>
          <table:table-cell/>
          <table:table-cell table:formula="of:=1/SQRT([.B7])" office:value-type="float" office:value="0.288675134594813" calcext:value-type="float">
            <text:p>0.2886751346</text:p>
          </table:table-cell>
          <table:table-cell table:formula="of:=[.D7]" office:value-type="float" office:value="0.00262906" calcext:value-type="float">
            <text:p>2.62906000E-03</text:p>
          </table:table-cell>
          <table:table-cell table:formula="of:=[.C7]" office:value-type="float" office:value="0.0008383505" calcext:value-type="float">
            <text:p>8.38350500E-04</text:p>
          </table:table-cell>
          <table:table-cell table:formula="of:=[.H7]*[.$G$2]" office:value-type="float" office:value="0.0041917525" calcext:value-type="float">
            <text:p>0.00419175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.80E+01</text:p>
          </table:table-cell>
          <table:table-cell office:value-type="float" office:value="0.001950103" calcext:value-type="float">
            <text:p>1.95E-03</text:p>
          </table:table-cell>
          <table:table-cell office:value-type="float" office:value="0.003824543" calcext:value-type="float">
            <text:p>3.82E-03</text:p>
          </table:table-cell>
          <table:table-cell/>
          <table:table-cell table:formula="of:=1/SQRT([.B8])" office:value-type="float" office:value="0.144337567297406" calcext:value-type="float">
            <text:p>0.1443375673</text:p>
          </table:table-cell>
          <table:table-cell table:formula="of:=[.D8]" office:value-type="float" office:value="0.003824543" calcext:value-type="float">
            <text:p>3.82454300E-03</text:p>
          </table:table-cell>
          <table:table-cell table:formula="of:=[.C8]" office:value-type="float" office:value="0.001950103" calcext:value-type="float">
            <text:p>1.95010300E-03</text:p>
          </table:table-cell>
          <table:table-cell table:formula="of:=[.H8]*[.$G$2]" office:value-type="float" office:value="0.009750515" calcext:value-type="float">
            <text:p>0.0097505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 calcext:value-type="float">
            <text:p>1.92E+02</text:p>
          </table:table-cell>
          <table:table-cell office:value-type="float" office:value="0.005689485" calcext:value-type="float">
            <text:p>5.69E-03</text:p>
          </table:table-cell>
          <table:table-cell office:value-type="float" office:value="0.004087387" calcext:value-type="float">
            <text:p>4.09E-03</text:p>
          </table:table-cell>
          <table:table-cell/>
          <table:table-cell table:formula="of:=1/SQRT([.B9])" office:value-type="float" office:value="0.0721687836487032" calcext:value-type="float">
            <text:p>0.0721687836</text:p>
          </table:table-cell>
          <table:table-cell table:formula="of:=[.D9]" office:value-type="float" office:value="0.004087387" calcext:value-type="float">
            <text:p>4.08738700E-03</text:p>
          </table:table-cell>
          <table:table-cell table:formula="of:=[.C9]" office:value-type="float" office:value="0.005689485" calcext:value-type="float">
            <text:p>5.68948500E-03</text:p>
          </table:table-cell>
          <table:table-cell table:formula="of:=[.H9]*[.$G$2]" office:value-type="float" office:value="0.028447425" calcext:value-type="float">
            <text:p>0.0284474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8" calcext:value-type="float">
            <text:p>7.68E+02</text:p>
          </table:table-cell>
          <table:table-cell office:value-type="float" office:value="0.02753856" calcext:value-type="float">
            <text:p>2.75E-02</text:p>
          </table:table-cell>
          <table:table-cell office:value-type="float" office:value="0.003714163" calcext:value-type="float">
            <text:p>3.71E-03</text:p>
          </table:table-cell>
          <table:table-cell/>
          <table:table-cell table:formula="of:=1/SQRT([.B10])" office:value-type="float" office:value="0.0360843918243516" calcext:value-type="float">
            <text:p>0.0360843918</text:p>
          </table:table-cell>
          <table:table-cell table:formula="of:=[.D10]" office:value-type="float" office:value="0.003714163" calcext:value-type="float">
            <text:p>3.71416300E-03</text:p>
          </table:table-cell>
          <table:table-cell table:formula="of:=[.C10]" office:value-type="float" office:value="0.02753856" calcext:value-type="float">
            <text:p>2.75385600E-02</text:p>
          </table:table-cell>
          <table:table-cell table:formula="of:=[.H10]*[.$G$2]" office:value-type="float" office:value="0.1376928" calcext:value-type="float">
            <text:p>0.13769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72" calcext:value-type="float">
            <text:p>3.07E+03</text:p>
          </table:table-cell>
          <table:table-cell office:value-type="float" office:value="0.1498527" calcext:value-type="float">
            <text:p>1.50E-01</text:p>
          </table:table-cell>
          <table:table-cell office:value-type="float" office:value="0.002546921" calcext:value-type="float">
            <text:p>2.55E-03</text:p>
          </table:table-cell>
          <table:table-cell/>
          <table:table-cell table:formula="of:=1/SQRT([.B11])" office:value-type="float" office:value="0.0180421959121758" calcext:value-type="float">
            <text:p>0.0180421959</text:p>
          </table:table-cell>
          <table:table-cell table:formula="of:=[.D11]" office:value-type="float" office:value="0.002546921" calcext:value-type="float">
            <text:p>2.54692100E-03</text:p>
          </table:table-cell>
          <table:table-cell table:formula="of:=[.C11]" office:value-type="float" office:value="0.1498527" calcext:value-type="float">
            <text:p>1.49852700E-01</text:p>
          </table:table-cell>
          <table:table-cell table:formula="of:=[.H11]*[.$G$2]" office:value-type="float" office:value="0.7492635" calcext:value-type="float">
            <text:p>0.749263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Quad P1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office:value-type="float" office:value="48" calcext:value-type="float">
            <text:p>4.80E+01</text:p>
          </table:table-cell>
          <table:table-cell office:value-type="float" office:value="0.002176598" calcext:value-type="float">
            <text:p>2.18E-03</text:p>
          </table:table-cell>
          <table:table-cell office:value-type="float" office:value="0.003654318" calcext:value-type="float">
            <text:p>3.65E-03</text:p>
          </table:table-cell>
          <table:table-cell/>
          <table:table-cell table:formula="of:=1/SQRT([.B14])" office:value-type="float" office:value="0.144337567297406" calcext:value-type="float">
            <text:p>0.1443375673</text:p>
          </table:table-cell>
          <table:table-cell table:formula="of:=[.D14]" office:value-type="float" office:value="0.003654318" calcext:value-type="float">
            <text:p>3.65431800E-03</text:p>
          </table:table-cell>
          <table:table-cell table:formula="of:=[.C14]" office:value-type="float" office:value="0.002176598" calcext:value-type="float">
            <text:p>2.17659800E-03</text:p>
          </table:table-cell>
          <table:table-cell table:formula="of:=[.H14]*[.$G$2]" office:value-type="float" office:value="0.01088299" calcext:value-type="float">
            <text:p>0.010882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 calcext:value-type="float">
            <text:p>1.92E+02</text:p>
          </table:table-cell>
          <table:table-cell office:value-type="float" office:value="0.006160722" calcext:value-type="float">
            <text:p>6.16E-03</text:p>
          </table:table-cell>
          <table:table-cell office:value-type="float" office:value="0.001424777" calcext:value-type="float">
            <text:p>1.42E-03</text:p>
          </table:table-cell>
          <table:table-cell/>
          <table:table-cell table:formula="of:=1/SQRT([.B15])" office:value-type="float" office:value="0.0721687836487032" calcext:value-type="float">
            <text:p>0.0721687836</text:p>
          </table:table-cell>
          <table:table-cell table:formula="of:=[.D15]" office:value-type="float" office:value="0.001424777" calcext:value-type="float">
            <text:p>1.42477700E-03</text:p>
          </table:table-cell>
          <table:table-cell table:formula="of:=[.C15]" office:value-type="float" office:value="0.006160722" calcext:value-type="float">
            <text:p>6.16072200E-03</text:p>
          </table:table-cell>
          <table:table-cell table:formula="of:=[.H15]*[.$G$2]" office:value-type="float" office:value="0.03080361" calcext:value-type="float">
            <text:p>0.030803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8" calcext:value-type="float">
            <text:p>7.68E+02</text:p>
          </table:table-cell>
          <table:table-cell office:value-type="float" office:value="0.02298928" calcext:value-type="float">
            <text:p>2.30E-02</text:p>
          </table:table-cell>
          <table:table-cell office:value-type="float" office:value="0.0006038005" calcext:value-type="float">
            <text:p>6.04E-04</text:p>
          </table:table-cell>
          <table:table-cell/>
          <table:table-cell table:formula="of:=1/SQRT([.B16])" office:value-type="float" office:value="0.0360843918243516" calcext:value-type="float">
            <text:p>0.0360843918</text:p>
          </table:table-cell>
          <table:table-cell table:formula="of:=[.D16]" office:value-type="float" office:value="0.0006038005" calcext:value-type="float">
            <text:p>6.03800500E-04</text:p>
          </table:table-cell>
          <table:table-cell table:formula="of:=[.C16]" office:value-type="float" office:value="0.02298928" calcext:value-type="float">
            <text:p>2.29892800E-02</text:p>
          </table:table-cell>
          <table:table-cell table:formula="of:=[.H16]*[.$G$2]" office:value-type="float" office:value="0.1149464" calcext:value-type="float">
            <text:p>0.11494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72" calcext:value-type="float">
            <text:p>3.07E+03</text:p>
          </table:table-cell>
          <table:table-cell office:value-type="float" office:value="0.1210253" calcext:value-type="float">
            <text:p>1.21E-01</text:p>
          </table:table-cell>
          <table:table-cell office:value-type="float" office:value="0.0001405778" calcext:value-type="float">
            <text:p>1.41E-04</text:p>
          </table:table-cell>
          <table:table-cell/>
          <table:table-cell table:formula="of:=1/SQRT([.B17])" office:value-type="float" office:value="0.0180421959121758" calcext:value-type="float">
            <text:p>0.0180421959</text:p>
          </table:table-cell>
          <table:table-cell table:formula="of:=[.D17]" office:value-type="float" office:value="0.0001405778" calcext:value-type="float">
            <text:p>1.40577800E-04</text:p>
          </table:table-cell>
          <table:table-cell table:formula="of:=[.C17]" office:value-type="float" office:value="0.1210253" calcext:value-type="float">
            <text:p>1.21025300E-01</text:p>
          </table:table-cell>
          <table:table-cell table:formula="of:=[.H17]*[.$G$2]" office:value-type="float" office:value="0.6051265" calcext:value-type="float">
            <text:p>0.60512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88" calcext:value-type="float">
            <text:p>1.23E+04</text:p>
          </table:table-cell>
          <table:table-cell office:value-type="float" office:value="0.838277" calcext:value-type="float">
            <text:p>8.38E-01</text:p>
          </table:table-cell>
          <table:table-cell office:value-type="float" office:value="0.000028301" calcext:value-type="float">
            <text:p>2.83E-05</text:p>
          </table:table-cell>
          <table:table-cell/>
          <table:table-cell table:formula="of:=1/SQRT([.B18])" office:value-type="float" office:value="0.0090210979560879" calcext:value-type="float">
            <text:p>0.009021098</text:p>
          </table:table-cell>
          <table:table-cell table:formula="of:=[.D18]" office:value-type="float" office:value="0.000028301" calcext:value-type="float">
            <text:p>2.83010000E-05</text:p>
          </table:table-cell>
          <table:table-cell table:formula="of:=[.C18]" office:value-type="float" office:value="0.838277" calcext:value-type="float">
            <text:p>8.38277000E-01</text:p>
          </table:table-cell>
          <table:table-cell table:formula="of:=[.H18]*[.$G$2]" office:value-type="float" office:value="4.191385" calcext:value-type="float">
            <text:p>4.19138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Quad P2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office:value-type="float" office:value="108" calcext:value-type="float">
            <text:p>1.08E+02</text:p>
          </table:table-cell>
          <table:table-cell office:value-type="float" office:value="0.006713196" calcext:value-type="float">
            <text:p>6.71E-03</text:p>
          </table:table-cell>
          <table:table-cell office:value-type="float" office:value="0.001157946" calcext:value-type="float">
            <text:p>1.16E-03</text:p>
          </table:table-cell>
          <table:table-cell/>
          <table:table-cell table:formula="of:=1/SQRT([.B21])" office:value-type="float" office:value="0.0962250448649376" calcext:value-type="float">
            <text:p>0.0962250449</text:p>
          </table:table-cell>
          <table:table-cell table:formula="of:=[.D21]" office:value-type="float" office:value="0.001157946" calcext:value-type="float">
            <text:p>1.15794600E-03</text:p>
          </table:table-cell>
          <table:table-cell table:formula="of:=[.C21]" office:value-type="float" office:value="0.006713196" calcext:value-type="float">
            <text:p>6.71319600E-03</text:p>
          </table:table-cell>
          <table:table-cell table:formula="of:=[.H21]*[.$G$2]" office:value-type="float" office:value="0.03356598" calcext:value-type="float">
            <text:p>0.033565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2" calcext:value-type="float">
            <text:p>4.32E+02</text:p>
          </table:table-cell>
          <table:table-cell office:value-type="float" office:value="0.02560433" calcext:value-type="float">
            <text:p>2.56E-02</text:p>
          </table:table-cell>
          <table:table-cell office:value-type="float" office:value="0.0004310859" calcext:value-type="float">
            <text:p>4.31E-04</text:p>
          </table:table-cell>
          <table:table-cell/>
          <table:table-cell table:formula="of:=1/SQRT([.B22])" office:value-type="float" office:value="0.0481125224324688" calcext:value-type="float">
            <text:p>0.0481125224</text:p>
          </table:table-cell>
          <table:table-cell table:formula="of:=[.D22]" office:value-type="float" office:value="0.0004310859" calcext:value-type="float">
            <text:p>4.31085900E-04</text:p>
          </table:table-cell>
          <table:table-cell table:formula="of:=[.C22]" office:value-type="float" office:value="0.02560433" calcext:value-type="float">
            <text:p>2.56043300E-02</text:p>
          </table:table-cell>
          <table:table-cell table:formula="of:=[.H22]*[.$G$2]" office:value-type="float" office:value="0.12802165" calcext:value-type="float">
            <text:p>0.128021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28" calcext:value-type="float">
            <text:p>1.73E+03</text:p>
          </table:table-cell>
          <table:table-cell office:value-type="float" office:value="0.109946" calcext:value-type="float">
            <text:p>1.10E-01</text:p>
          </table:table-cell>
          <table:table-cell office:value-type="float" office:value="0.00005696985" calcext:value-type="float">
            <text:p>5.70E-05</text:p>
          </table:table-cell>
          <table:table-cell/>
          <table:table-cell table:formula="of:=1/SQRT([.B23])" office:value-type="float" office:value="0.0240562612162344" calcext:value-type="float">
            <text:p>0.0240562612</text:p>
          </table:table-cell>
          <table:table-cell table:formula="of:=[.D23]" office:value-type="float" office:value="0.00005696985" calcext:value-type="float">
            <text:p>5.69698500E-05</text:p>
          </table:table-cell>
          <table:table-cell table:formula="of:=[.C23]" office:value-type="float" office:value="0.109946" calcext:value-type="float">
            <text:p>1.09946000E-01</text:p>
          </table:table-cell>
          <table:table-cell table:formula="of:=[.H23]*[.$G$2]" office:value-type="float" office:value="0.54973" calcext:value-type="float">
            <text:p>0.549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912" calcext:value-type="float">
            <text:p>6.91E+03</text:p>
          </table:table-cell>
          <table:table-cell office:value-type="float" office:value="0.5739696" calcext:value-type="float">
            <text:p>5.74E-01</text:p>
          </table:table-cell>
          <table:table-cell office:value-type="float" office:value="0.00000705944" calcext:value-type="float">
            <text:p>7.06E-06</text:p>
          </table:table-cell>
          <table:table-cell/>
          <table:table-cell table:formula="of:=1/SQRT([.B24])" office:value-type="float" office:value="0.0120281306081172" calcext:value-type="float">
            <text:p>0.0120281306</text:p>
          </table:table-cell>
          <table:table-cell table:formula="of:=[.D24]" office:value-type="float" office:value="0.00000705944" calcext:value-type="float">
            <text:p>7.05944000E-06</text:p>
          </table:table-cell>
          <table:table-cell table:formula="of:=[.C24]" office:value-type="float" office:value="0.5739696" calcext:value-type="float">
            <text:p>5.73969600E-01</text:p>
          </table:table-cell>
          <table:table-cell table:formula="of:=[.H24]*[.$G$2]" office:value-type="float" office:value="2.869848" calcext:value-type="float">
            <text:p>2.8698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648" calcext:value-type="float">
            <text:p>2.76E+04</text:p>
          </table:table-cell>
          <table:table-cell office:value-type="float" office:value="3.356306" calcext:value-type="float">
            <text:p>3.36E+00</text:p>
          </table:table-cell>
          <table:table-cell office:value-type="float" office:value="0.0000008678409" calcext:value-type="float">
            <text:p>8.68E-07</text:p>
          </table:table-cell>
          <table:table-cell/>
          <table:table-cell table:formula="of:=1/SQRT([.B25])" office:value-type="float" office:value="0.0060140653040586" calcext:value-type="float">
            <text:p>0.0060140653</text:p>
          </table:table-cell>
          <table:table-cell table:formula="of:=[.D25]" office:value-type="float" office:value="0.0000008678409" calcext:value-type="float">
            <text:p>8.67840900E-07</text:p>
          </table:table-cell>
          <table:table-cell table:formula="of:=[.C25]" office:value-type="float" office:value="3.356306" calcext:value-type="float">
            <text:p>3.35630600E+00</text:p>
          </table:table-cell>
          <table:table-cell table:formula="of:=[.H25]*[.$G$2]" office:value-type="float" office:value="16.78153" calcext:value-type="float">
            <text:p>16.78153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Quad P3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office:value-type="float" office:value="192" calcext:value-type="float">
            <text:p>1.92E+02</text:p>
          </table:table-cell>
          <table:table-cell office:value-type="float" office:value="0.01912103" calcext:value-type="float">
            <text:p>1.91E-02</text:p>
          </table:table-cell>
          <table:table-cell office:value-type="float" office:value="0.0006866129" calcext:value-type="float">
            <text:p>6.87E-04</text:p>
          </table:table-cell>
          <table:table-cell/>
          <table:table-cell table:formula="of:=1/SQRT([.B28])" office:value-type="float" office:value="0.0721687836487032" calcext:value-type="float">
            <text:p>0.0721687836</text:p>
          </table:table-cell>
          <table:table-cell table:formula="of:=[.D28]" office:value-type="float" office:value="0.0006866129" calcext:value-type="float">
            <text:p>6.86612900E-04</text:p>
          </table:table-cell>
          <table:table-cell table:formula="of:=[.C28]" office:value-type="float" office:value="0.01912103" calcext:value-type="float">
            <text:p>1.91210300E-02</text:p>
          </table:table-cell>
          <table:table-cell table:formula="of:=[.H28]*[.$G$2]" office:value-type="float" office:value="0.09560515" calcext:value-type="float">
            <text:p>0.095605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8" calcext:value-type="float">
            <text:p>7.68E+02</text:p>
          </table:table-cell>
          <table:table-cell office:value-type="float" office:value="0.1027099" calcext:value-type="float">
            <text:p>1.03E-01</text:p>
          </table:table-cell>
          <table:table-cell office:value-type="float" office:value="0.00009245502" calcext:value-type="float">
            <text:p>9.25E-05</text:p>
          </table:table-cell>
          <table:table-cell/>
          <table:table-cell table:formula="of:=1/SQRT([.B29])" office:value-type="float" office:value="0.0360843918243516" calcext:value-type="float">
            <text:p>0.0360843918</text:p>
          </table:table-cell>
          <table:table-cell table:formula="of:=[.D29]" office:value-type="float" office:value="0.00009245502" calcext:value-type="float">
            <text:p>9.24550200E-05</text:p>
          </table:table-cell>
          <table:table-cell table:formula="of:=[.C29]" office:value-type="float" office:value="0.1027099" calcext:value-type="float">
            <text:p>1.02709900E-01</text:p>
          </table:table-cell>
          <table:table-cell table:formula="of:=[.H29]*[.$G$2]" office:value-type="float" office:value="0.5135495" calcext:value-type="float">
            <text:p>0.51354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72" calcext:value-type="float">
            <text:p>3.07E+03</text:p>
          </table:table-cell>
          <table:table-cell office:value-type="float" office:value="0.5125103" calcext:value-type="float">
            <text:p>5.13E-01</text:p>
          </table:table-cell>
          <table:table-cell office:value-type="float" office:value="0.000007647551" calcext:value-type="float">
            <text:p>7.65E-06</text:p>
          </table:table-cell>
          <table:table-cell/>
          <table:table-cell table:formula="of:=1/SQRT([.B30])" office:value-type="float" office:value="0.0180421959121758" calcext:value-type="float">
            <text:p>0.0180421959</text:p>
          </table:table-cell>
          <table:table-cell table:formula="of:=[.D30]" office:value-type="float" office:value="0.000007647551" calcext:value-type="float">
            <text:p>7.64755100E-06</text:p>
          </table:table-cell>
          <table:table-cell table:formula="of:=[.C30]" office:value-type="float" office:value="0.5125103" calcext:value-type="float">
            <text:p>5.12510300E-01</text:p>
          </table:table-cell>
          <table:table-cell table:formula="of:=[.H30]*[.$G$2]" office:value-type="float" office:value="2.5625515" calcext:value-type="float">
            <text:p>2.56255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88" calcext:value-type="float">
            <text:p>1.23E+04</text:p>
          </table:table-cell>
          <table:table-cell office:value-type="float" office:value="3.064037" calcext:value-type="float">
            <text:p>3.06E+00</text:p>
          </table:table-cell>
          <table:table-cell office:value-type="float" office:value="0.0000003816482" calcext:value-type="float">
            <text:p>3.82E-07</text:p>
          </table:table-cell>
          <table:table-cell/>
          <table:table-cell table:formula="of:=1/SQRT([.B31])" office:value-type="float" office:value="0.0090210979560879" calcext:value-type="float">
            <text:p>0.009021098</text:p>
          </table:table-cell>
          <table:table-cell table:formula="of:=[.D31]" office:value-type="float" office:value="0.0000003816482" calcext:value-type="float">
            <text:p>3.81648200E-07</text:p>
          </table:table-cell>
          <table:table-cell table:formula="of:=[.C31]" office:value-type="float" office:value="3.064037" calcext:value-type="float">
            <text:p>3.06403700E+00</text:p>
          </table:table-cell>
          <table:table-cell table:formula="of:=[.H31]*[.$G$2]" office:value-type="float" office:value="15.320185" calcext:value-type="float">
            <text:p>15.320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152" calcext:value-type="float">
            <text:p>4.92E+04</text:p>
          </table:table-cell>
          <table:table-cell office:value-type="float" office:value="28.6095" calcext:value-type="float">
            <text:p>2.86E+01</text:p>
          </table:table-cell>
          <table:table-cell office:value-type="float" office:value="0.00000003065206" calcext:value-type="float">
            <text:p>3.07E-08</text:p>
          </table:table-cell>
          <table:table-cell/>
          <table:table-cell table:formula="of:=1/SQRT([.B32])" office:value-type="float" office:value="0.00451054897804395" calcext:value-type="float">
            <text:p>0.004510549</text:p>
          </table:table-cell>
          <table:table-cell table:formula="of:=[.D32]" office:value-type="float" office:value="0.00000003065206" calcext:value-type="float">
            <text:p>3.06520600E-08</text:p>
          </table:table-cell>
          <table:table-cell table:formula="of:=[.C32]" office:value-type="float" office:value="28.6095" calcext:value-type="float">
            <text:p>2.86095000E+01</text:p>
          </table:table-cell>
          <table:table-cell table:formula="of:=[.H32]*[.$G$2]" office:value-type="float" office:value="143.0475" calcext:value-type="float">
            <text:p>143.0475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Quad P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.00E+02</text:p>
          </table:table-cell>
          <table:table-cell office:value-type="float" office:value="0.07103897" calcext:value-type="float">
            <text:p>7.10E-02</text:p>
          </table:table-cell>
          <table:table-cell office:value-type="float" office:value="0.0001114309" calcext:value-type="float">
            <text:p>1.11E-04</text:p>
          </table:table-cell>
          <table:table-cell/>
          <table:table-cell table:formula="of:=1/SQRT([.B35])" office:value-type="float" office:value="0.0577350269189626" calcext:value-type="float">
            <text:p>0.0577350269</text:p>
          </table:table-cell>
          <table:table-cell table:formula="of:=[.D35]" office:value-type="float" office:value="0.0001114309" calcext:value-type="float">
            <text:p>1.11430900E-04</text:p>
          </table:table-cell>
          <table:table-cell table:formula="of:=[.C35]" office:value-type="float" office:value="0.07103897" calcext:value-type="float">
            <text:p>7.10389700E-02</text:p>
          </table:table-cell>
          <table:table-cell table:formula="of:=[.H35]*[.$G$2]" office:value-type="float" office:value="0.35519485" calcext:value-type="float">
            <text:p>0.355194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0" calcext:value-type="float">
            <text:p>1.20E+03</text:p>
          </table:table-cell>
          <table:table-cell office:value-type="float" office:value="0.2848627" calcext:value-type="float">
            <text:p>2.85E-01</text:p>
          </table:table-cell>
          <table:table-cell office:value-type="float" office:value="0.00003948844" calcext:value-type="float">
            <text:p>3.95E-05</text:p>
          </table:table-cell>
          <table:table-cell/>
          <table:table-cell table:formula="of:=1/SQRT([.B36])" office:value-type="float" office:value="0.0288675134594813" calcext:value-type="float">
            <text:p>0.0288675135</text:p>
          </table:table-cell>
          <table:table-cell table:formula="of:=[.D36]" office:value-type="float" office:value="0.00003948844" calcext:value-type="float">
            <text:p>3.94884400E-05</text:p>
          </table:table-cell>
          <table:table-cell table:formula="of:=[.C36]" office:value-type="float" office:value="0.2848627" calcext:value-type="float">
            <text:p>2.84862700E-01</text:p>
          </table:table-cell>
          <table:table-cell table:formula="of:=[.H36]*[.$G$2]" office:value-type="float" office:value="1.4243135" calcext:value-type="float">
            <text:p>1.42431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00" calcext:value-type="float">
            <text:p>4.80E+03</text:p>
          </table:table-cell>
          <table:table-cell office:value-type="float" office:value="1.318513" calcext:value-type="float">
            <text:p>1.32E+00</text:p>
          </table:table-cell>
          <table:table-cell office:value-type="float" office:value="0.0000005071057" calcext:value-type="float">
            <text:p>5.07E-07</text:p>
          </table:table-cell>
          <table:table-cell/>
          <table:table-cell table:formula="of:=1/SQRT([.B37])" office:value-type="float" office:value="0.0144337567297406" calcext:value-type="float">
            <text:p>0.0144337567</text:p>
          </table:table-cell>
          <table:table-cell table:formula="of:=[.D37]" office:value-type="float" office:value="0.0000005071057" calcext:value-type="float">
            <text:p>5.07105700E-07</text:p>
          </table:table-cell>
          <table:table-cell table:formula="of:=[.C37]" office:value-type="float" office:value="1.318513" calcext:value-type="float">
            <text:p>1.31851300E+00</text:p>
          </table:table-cell>
          <table:table-cell table:formula="of:=[.H37]*[.$G$2]" office:value-type="float" office:value="6.592565" calcext:value-type="float">
            <text:p>6.5925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00" calcext:value-type="float">
            <text:p>1.92E+04</text:p>
          </table:table-cell>
          <table:table-cell office:value-type="float" office:value="6.620752" calcext:value-type="float">
            <text:p>6.62E+00</text:p>
          </table:table-cell>
          <table:table-cell office:value-type="float" office:value="0.00000006374697" calcext:value-type="float">
            <text:p>6.37E-08</text:p>
          </table:table-cell>
          <table:table-cell/>
          <table:table-cell table:formula="of:=1/SQRT([.B38])" office:value-type="float" office:value="0.00721687836487032" calcext:value-type="float">
            <text:p>0.0072168784</text:p>
          </table:table-cell>
          <table:table-cell table:formula="of:=[.D38]" office:value-type="float" office:value="0.00000006374697" calcext:value-type="float">
            <text:p>6.37469700E-08</text:p>
          </table:table-cell>
          <table:table-cell table:formula="of:=[.C38]" office:value-type="float" office:value="6.620752" calcext:value-type="float">
            <text:p>6.62075200E+00</text:p>
          </table:table-cell>
          <table:table-cell table:formula="of:=[.H38]*[.$G$2]" office:value-type="float" office:value="33.10376" calcext:value-type="float">
            <text:p>33.103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6800" calcext:value-type="float">
            <text:p>7.68E+04</text:p>
          </table:table-cell>
          <table:table-cell office:value-type="float" office:value="44.35885" calcext:value-type="float">
            <text:p>4.44E+01</text:p>
          </table:table-cell>
          <table:table-cell office:value-type="float" office:value="0.000000001840054" calcext:value-type="float">
            <text:p>1.84E-09</text:p>
          </table:table-cell>
          <table:table-cell/>
          <table:table-cell table:formula="of:=1/SQRT([.B39])" office:value-type="float" office:value="0.00360843918243516" calcext:value-type="float">
            <text:p>0.0036084392</text:p>
          </table:table-cell>
          <table:table-cell table:formula="of:=[.D39]" office:value-type="float" office:value="0.000000001840054" calcext:value-type="float">
            <text:p>1.84005400E-09</text:p>
          </table:table-cell>
          <table:table-cell table:formula="of:=[.C39]" office:value-type="float" office:value="44.35885" calcext:value-type="float">
            <text:p>4.43588500E+01</text:p>
          </table:table-cell>
          <table:table-cell table:formula="of:=[.H39]*[.$G$2]" office:value-type="float" office:value="221.79425" calcext:value-type="float">
            <text:p>221.7942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ri P0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Slope</text:p>
          </table:table-cell>
        </table:table-row>
        <table:table-row table:style-name="ro1">
          <table:table-cell/>
          <table:table-cell office:value-type="float" office:value="24" calcext:value-type="float">
            <text:p>2.40E+01</text:p>
          </table:table-cell>
          <table:table-cell office:value-type="float" office:value="0.001142577" calcext:value-type="float">
            <text:p>1.14E-03</text:p>
          </table:table-cell>
          <table:table-cell office:value-type="float" office:value="0.002423635" calcext:value-type="float">
            <text:p>2.42E-03</text:p>
          </table:table-cell>
          <table:table-cell/>
          <table:table-cell table:formula="of:=1/SQRT([.B43])" office:value-type="float" office:value="0.204124145231932" calcext:value-type="float">
            <text:p>0.2041241452</text:p>
          </table:table-cell>
          <table:table-cell table:formula="of:=[.D43]" office:value-type="float" office:value="0.002423635" calcext:value-type="float">
            <text:p>2.42363500E-03</text:p>
          </table:table-cell>
          <table:table-cell table:formula="of:=[.C43]" office:value-type="float" office:value="0.001142577" calcext:value-type="float">
            <text:p>1.14257700E-03</text:p>
          </table:table-cell>
          <table:table-cell table:formula="of:=[.H43]*[.$G$2]" office:value-type="float" office:value="0.005712885" calcext:value-type="float">
            <text:p>0.0057128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 calcext:value-type="float">
            <text:p>9.60E+01</text:p>
          </table:table-cell>
          <table:table-cell office:value-type="float" office:value="0.003616186" calcext:value-type="float">
            <text:p>3.62E-03</text:p>
          </table:table-cell>
          <table:table-cell office:value-type="float" office:value="0.003976025" calcext:value-type="float">
            <text:p>3.98E-03</text:p>
          </table:table-cell>
          <table:table-cell/>
          <table:table-cell table:formula="of:=1/SQRT([.B44])" office:value-type="float" office:value="0.102062072615966" calcext:value-type="float">
            <text:p>0.1020620726</text:p>
          </table:table-cell>
          <table:table-cell table:formula="of:=[.D44]" office:value-type="float" office:value="0.003976025" calcext:value-type="float">
            <text:p>3.97602500E-03</text:p>
          </table:table-cell>
          <table:table-cell table:formula="of:=[.C44]" office:value-type="float" office:value="0.003616186" calcext:value-type="float">
            <text:p>3.61618600E-03</text:p>
          </table:table-cell>
          <table:table-cell table:formula="of:=[.H44]*[.$G$2]" office:value-type="float" office:value="0.01808093" calcext:value-type="float">
            <text:p>0.01808093</text:p>
          </table:table-cell>
          <table:table-cell/>
          <table:table-cell table:formula="of:=(LOG([.G44])-LOG([.G43]))/(LOG([.F44])-LOG([.F43]))" office:value-type="float" office:value="-0.714154383185483" calcext:value-type="float">
            <text:p>-0.7141543832</text:p>
          </table:table-cell>
        </table:table-row>
        <table:table-row table:style-name="ro1">
          <table:table-cell/>
          <table:table-cell office:value-type="float" office:value="384" calcext:value-type="float">
            <text:p>3.84E+02</text:p>
          </table:table-cell>
          <table:table-cell office:value-type="float" office:value="0.01583227" calcext:value-type="float">
            <text:p>1.58E-02</text:p>
          </table:table-cell>
          <table:table-cell office:value-type="float" office:value="0.003626486" calcext:value-type="float">
            <text:p>3.63E-03</text:p>
          </table:table-cell>
          <table:table-cell/>
          <table:table-cell table:formula="of:=1/SQRT([.B45])" office:value-type="float" office:value="0.0510310363079829" calcext:value-type="float">
            <text:p>0.0510310363</text:p>
          </table:table-cell>
          <table:table-cell table:formula="of:=[.D45]" office:value-type="float" office:value="0.003626486" calcext:value-type="float">
            <text:p>3.62648600E-03</text:p>
          </table:table-cell>
          <table:table-cell table:formula="of:=[.C45]" office:value-type="float" office:value="0.01583227" calcext:value-type="float">
            <text:p>1.58322700E-02</text:p>
          </table:table-cell>
          <table:table-cell table:formula="of:=[.H45]*[.$G$2]" office:value-type="float" office:value="0.07916135" calcext:value-type="float">
            <text:p>0.07916135</text:p>
          </table:table-cell>
          <table:table-cell/>
          <table:table-cell table:formula="of:=(LOG([.G45])-LOG([.G44]))/(LOG([.F45])-LOG([.F44]))" office:value-type="float" office:value="0.1327545487298" calcext:value-type="float">
            <text:p>0.1327545487</text:p>
          </table:table-cell>
        </table:table-row>
        <table:table-row table:style-name="ro1">
          <table:table-cell/>
          <table:table-cell office:value-type="float" office:value="1536" calcext:value-type="float">
            <text:p>1.54E+03</text:p>
          </table:table-cell>
          <table:table-cell office:value-type="float" office:value="0.04252907" calcext:value-type="float">
            <text:p>4.25E-02</text:p>
          </table:table-cell>
          <table:table-cell office:value-type="float" office:value="0.002735204" calcext:value-type="float">
            <text:p>2.74E-03</text:p>
          </table:table-cell>
          <table:table-cell/>
          <table:table-cell table:formula="of:=1/SQRT([.B46])" office:value-type="float" office:value="0.0255155181539914" calcext:value-type="float">
            <text:p>0.0255155182</text:p>
          </table:table-cell>
          <table:table-cell table:formula="of:=[.D46]" office:value-type="float" office:value="0.002735204" calcext:value-type="float">
            <text:p>2.73520400E-03</text:p>
          </table:table-cell>
          <table:table-cell table:formula="of:=[.C46]" office:value-type="float" office:value="0.04252907" calcext:value-type="float">
            <text:p>4.25290700E-02</text:p>
          </table:table-cell>
          <table:table-cell table:formula="of:=[.H46]*[.$G$2]" office:value-type="float" office:value="0.21264535" calcext:value-type="float">
            <text:p>0.21264535</text:p>
          </table:table-cell>
          <table:table-cell/>
          <table:table-cell table:formula="of:=(LOG([.G46])-LOG([.G45]))/(LOG([.F46])-LOG([.F45]))" office:value-type="float" office:value="0.406923841710931" calcext:value-type="float">
            <text:p>0.4069238417</text:p>
          </table:table-cell>
        </table:table-row>
        <table:table-row table:style-name="ro1">
          <table:table-cell/>
          <table:table-cell office:value-type="float" office:value="6144" calcext:value-type="float">
            <text:p>6.14E+03</text:p>
          </table:table-cell>
          <table:table-cell office:value-type="float" office:value="0.2166303" calcext:value-type="float">
            <text:p>2.17E-01</text:p>
          </table:table-cell>
          <table:table-cell office:value-type="float" office:value="0.001648241" calcext:value-type="float">
            <text:p>1.65E-03</text:p>
          </table:table-cell>
          <table:table-cell/>
          <table:table-cell table:formula="of:=1/SQRT([.B47])" office:value-type="float" office:value="0.0127577590769957" calcext:value-type="float">
            <text:p>0.0127577591</text:p>
          </table:table-cell>
          <table:table-cell table:formula="of:=[.D47]" office:value-type="float" office:value="0.001648241" calcext:value-type="float">
            <text:p>1.64824100E-03</text:p>
          </table:table-cell>
          <table:table-cell table:formula="of:=[.C47]" office:value-type="float" office:value="0.2166303" calcext:value-type="float">
            <text:p>2.16630300E-01</text:p>
          </table:table-cell>
          <table:table-cell table:formula="of:=[.H47]*[.$G$2]" office:value-type="float" office:value="1.0831515" calcext:value-type="float">
            <text:p>1.0831515</text:p>
          </table:table-cell>
          <table:table-cell/>
          <table:table-cell table:formula="of:=(LOG([.G47])-LOG([.G46]))/(LOG([.F47])-LOG([.F46]))" office:value-type="float" office:value="0.730721233965041" calcext:value-type="float">
            <text:p>0.730721234</text:p>
          </table:table-cell>
        </table:table-row>
        <table:table-row table:style-name="ro1">
          <table:table-cell/>
          <table:table-cell office:value-type="float" office:value="24576" calcext:value-type="float">
            <text:p>2.46E+04</text:p>
          </table:table-cell>
          <table:table-cell office:value-type="float" office:value="1.963532" calcext:value-type="float">
            <text:p>1.96E+00</text:p>
          </table:table-cell>
          <table:table-cell office:value-type="float" office:value="0.0008921992" calcext:value-type="float">
            <text:p>8.92E-04</text:p>
          </table:table-cell>
          <table:table-cell/>
          <table:table-cell table:formula="of:=1/SQRT([.B48])" office:value-type="float" office:value="0.00637887953849786" calcext:value-type="float">
            <text:p>0.0063788795</text:p>
          </table:table-cell>
          <table:table-cell table:formula="of:=[.D48]" office:value-type="float" office:value="0.0008921992" calcext:value-type="float">
            <text:p>8.92199200E-04</text:p>
          </table:table-cell>
          <table:table-cell table:formula="of:=[.C48]" office:value-type="float" office:value="1.963532" calcext:value-type="float">
            <text:p>1.96353200E+00</text:p>
          </table:table-cell>
          <table:table-cell table:formula="of:=[.H48]*[.$G$2]" office:value-type="float" office:value="9.81766" calcext:value-type="float">
            <text:p>9.81766</text:p>
          </table:table-cell>
          <table:table-cell/>
          <table:table-cell table:formula="of:=(LOG([.G48])-LOG([.G47]))/(LOG([.F48])-LOG([.F47]))" office:value-type="float" office:value="0.885489444120849" calcext:value-type="float">
            <text:p>0.885489444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ri P1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.20E+01</text:p>
          </table:table-cell>
          <table:table-cell office:value-type="float" office:value="0.002776289" calcext:value-type="float">
            <text:p>2.78E-03</text:p>
          </table:table-cell>
          <table:table-cell office:value-type="float" office:value="0.004604963" calcext:value-type="float">
            <text:p>4.60E-03</text:p>
          </table:table-cell>
          <table:table-cell/>
          <table:table-cell table:formula="of:=1/SQRT([.B51])" office:value-type="float" office:value="0.117851130197758" calcext:value-type="float">
            <text:p>0.1178511302</text:p>
          </table:table-cell>
          <table:table-cell table:formula="of:=[.D51]" office:value-type="float" office:value="0.004604963" calcext:value-type="float">
            <text:p>4.60496300E-03</text:p>
          </table:table-cell>
          <table:table-cell table:formula="of:=[.C51]" office:value-type="float" office:value="0.002776289" calcext:value-type="float">
            <text:p>2.77628900E-03</text:p>
          </table:table-cell>
          <table:table-cell table:formula="of:=[.H51]*[.$G$2]" office:value-type="float" office:value="0.013881445" calcext:value-type="float">
            <text:p>0.0138814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8" calcext:value-type="float">
            <text:p>2.88E+02</text:p>
          </table:table-cell>
          <table:table-cell office:value-type="float" office:value="0.009218247" calcext:value-type="float">
            <text:p>9.22E-03</text:p>
          </table:table-cell>
          <table:table-cell office:value-type="float" office:value="0.003248956" calcext:value-type="float">
            <text:p>3.25E-03</text:p>
          </table:table-cell>
          <table:table-cell/>
          <table:table-cell table:formula="of:=1/SQRT([.B52])" office:value-type="float" office:value="0.058925565098879" calcext:value-type="float">
            <text:p>0.0589255651</text:p>
          </table:table-cell>
          <table:table-cell table:formula="of:=[.D52]" office:value-type="float" office:value="0.003248956" calcext:value-type="float">
            <text:p>3.24895600E-03</text:p>
          </table:table-cell>
          <table:table-cell table:formula="of:=[.C52]" office:value-type="float" office:value="0.009218247" calcext:value-type="float">
            <text:p>9.21824700E-03</text:p>
          </table:table-cell>
          <table:table-cell table:formula="of:=[.H52]*[.$G$2]" office:value-type="float" office:value="0.046091235" calcext:value-type="float">
            <text:p>0.046091235</text:p>
          </table:table-cell>
          <table:table-cell/>
          <table:table-cell table:formula="of:=(LOG([.G52])-LOG([.G51]))/(LOG([.F52])-LOG([.F51]))" office:value-type="float" office:value="0.503213358931386" calcext:value-type="float">
            <text:p>0.5032133589</text:p>
          </table:table-cell>
        </table:table-row>
        <table:table-row table:style-name="ro1">
          <table:table-cell/>
          <table:table-cell office:value-type="float" office:value="1152" calcext:value-type="float">
            <text:p>1.15E+03</text:p>
          </table:table-cell>
          <table:table-cell office:value-type="float" office:value="0.06179546" calcext:value-type="float">
            <text:p>6.18E-02</text:p>
          </table:table-cell>
          <table:table-cell office:value-type="float" office:value="0.001120694" calcext:value-type="float">
            <text:p>1.12E-03</text:p>
          </table:table-cell>
          <table:table-cell/>
          <table:table-cell table:formula="of:=1/SQRT([.B53])" office:value-type="float" office:value="0.0294627825494395" calcext:value-type="float">
            <text:p>0.0294627825</text:p>
          </table:table-cell>
          <table:table-cell table:formula="of:=[.D53]" office:value-type="float" office:value="0.001120694" calcext:value-type="float">
            <text:p>1.12069400E-03</text:p>
          </table:table-cell>
          <table:table-cell table:formula="of:=[.C53]" office:value-type="float" office:value="0.06179546" calcext:value-type="float">
            <text:p>6.17954600E-02</text:p>
          </table:table-cell>
          <table:table-cell table:formula="of:=[.H53]*[.$G$2]" office:value-type="float" office:value="0.3089773" calcext:value-type="float">
            <text:p>0.3089773</text:p>
          </table:table-cell>
          <table:table-cell/>
          <table:table-cell table:formula="of:=(LOG([.G53])-LOG([.G52]))/(LOG([.F53])-LOG([.F52]))" office:value-type="float" office:value="1.53558379454438" calcext:value-type="float">
            <text:p>1.5355837945</text:p>
          </table:table-cell>
        </table:table-row>
        <table:table-row table:style-name="ro1">
          <table:table-cell/>
          <table:table-cell office:value-type="float" office:value="4608" calcext:value-type="float">
            <text:p>4.61E+03</text:p>
          </table:table-cell>
          <table:table-cell office:value-type="float" office:value="0.1724315" calcext:value-type="float">
            <text:p>1.72E-01</text:p>
          </table:table-cell>
          <table:table-cell office:value-type="float" office:value="0.0002533521" calcext:value-type="float">
            <text:p>2.53E-04</text:p>
          </table:table-cell>
          <table:table-cell/>
          <table:table-cell table:formula="of:=1/SQRT([.B54])" office:value-type="float" office:value="0.0147313912747197" calcext:value-type="float">
            <text:p>0.0147313913</text:p>
          </table:table-cell>
          <table:table-cell table:formula="of:=[.D54]" office:value-type="float" office:value="0.0002533521" calcext:value-type="float">
            <text:p>2.53352100E-04</text:p>
          </table:table-cell>
          <table:table-cell table:formula="of:=[.C54]" office:value-type="float" office:value="0.1724315" calcext:value-type="float">
            <text:p>1.72431500E-01</text:p>
          </table:table-cell>
          <table:table-cell table:formula="of:=[.H54]*[.$G$2]" office:value-type="float" office:value="0.8621575" calcext:value-type="float">
            <text:p>0.8621575</text:p>
          </table:table-cell>
          <table:table-cell/>
          <table:table-cell table:formula="of:=(LOG([.G54])-LOG([.G53]))/(LOG([.F54])-LOG([.F53]))" office:value-type="float" office:value="2.14517671878837" calcext:value-type="float">
            <text:p>2.1451767188</text:p>
          </table:table-cell>
        </table:table-row>
        <table:table-row table:style-name="ro1">
          <table:table-cell/>
          <table:table-cell office:value-type="float" office:value="18432" calcext:value-type="float">
            <text:p>1.84E+04</text:p>
          </table:table-cell>
          <table:table-cell office:value-type="float" office:value="1.304939" calcext:value-type="float">
            <text:p>1.30E+00</text:p>
          </table:table-cell>
          <table:table-cell office:value-type="float" office:value="0.00005170092" calcext:value-type="float">
            <text:p>5.17E-05</text:p>
          </table:table-cell>
          <table:table-cell/>
          <table:table-cell table:formula="of:=1/SQRT([.B55])" office:value-type="float" office:value="0.00736569563735987" calcext:value-type="float">
            <text:p>0.0073656956</text:p>
          </table:table-cell>
          <table:table-cell table:formula="of:=[.D55]" office:value-type="float" office:value="0.00005170092" calcext:value-type="float">
            <text:p>5.17009200E-05</text:p>
          </table:table-cell>
          <table:table-cell table:formula="of:=[.C55]" office:value-type="float" office:value="1.304939" calcext:value-type="float">
            <text:p>1.30493900E+00</text:p>
          </table:table-cell>
          <table:table-cell table:formula="of:=[.H55]*[.$G$2]" office:value-type="float" office:value="6.524695" calcext:value-type="float">
            <text:p>6.524695</text:p>
          </table:table-cell>
          <table:table-cell/>
          <table:table-cell table:formula="of:=(LOG([.G55])-LOG([.G54]))/(LOG([.F55])-LOG([.F54]))" office:value-type="float" office:value="2.29288192906591" calcext:value-type="float">
            <text:p>2.2928819291</text:p>
          </table:table-cell>
        </table:table-row>
        <table:table-row table:style-name="ro1">
          <table:table-cell/>
          <table:table-cell office:value-type="float" office:value="73728" calcext:value-type="float">
            <text:p>7.37E+04</text:p>
          </table:table-cell>
          <table:table-cell office:value-type="float" office:value="12.02385" calcext:value-type="float">
            <text:p>1.20E+01</text:p>
          </table:table-cell>
          <table:table-cell office:value-type="float" office:value="0.000009908283" calcext:value-type="float">
            <text:p>9.91E-06</text:p>
          </table:table-cell>
          <table:table-cell/>
          <table:table-cell table:formula="of:=1/SQRT([.B56])" office:value-type="float" office:value="0.00368284781867994" calcext:value-type="float">
            <text:p>0.0036828478</text:p>
          </table:table-cell>
          <table:table-cell table:formula="of:=[.D56]" office:value-type="float" office:value="0.000009908283" calcext:value-type="float">
            <text:p>9.90828300E-06</text:p>
          </table:table-cell>
          <table:table-cell table:formula="of:=[.C56]" office:value-type="float" office:value="12.02385" calcext:value-type="float">
            <text:p>1.20238500E+01</text:p>
          </table:table-cell>
          <table:table-cell table:formula="of:=[.H56]*[.$G$2]" office:value-type="float" office:value="60.11925" calcext:value-type="float">
            <text:p>60.11925</text:p>
          </table:table-cell>
          <table:table-cell/>
          <table:table-cell table:formula="of:=(LOG([.G56])-LOG([.G55]))/(LOG([.F56])-LOG([.F55]))" office:value-type="float" office:value="2.38348297254223" calcext:value-type="float">
            <text:p>2.383482972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ri P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144" calcext:value-type="float">
            <text:p>1.44E+02</text:p>
          </table:table-cell>
          <table:table-cell office:value-type="float" office:value="0.006575773" calcext:value-type="float">
            <text:p>6.58E-03</text:p>
          </table:table-cell>
          <table:table-cell office:value-type="float" office:value="0.003513832" calcext:value-type="float">
            <text:p>3.51E-03</text:p>
          </table:table-cell>
          <table:table-cell/>
          <table:table-cell table:formula="of:=1/SQRT([.B59])" office:value-type="float" office:value="0.0833333333333333" calcext:value-type="float">
            <text:p>0.0833333333</text:p>
          </table:table-cell>
          <table:table-cell table:formula="of:=[.D59]" office:value-type="float" office:value="0.003513832" calcext:value-type="float">
            <text:p>3.51383200E-03</text:p>
          </table:table-cell>
          <table:table-cell table:formula="of:=[.C59]" office:value-type="float" office:value="0.006575773" calcext:value-type="float">
            <text:p>6.57577300E-03</text:p>
          </table:table-cell>
          <table:table-cell table:formula="of:=[.H59]*[.$G$2]" office:value-type="float" office:value="0.032878865" calcext:value-type="float">
            <text:p>0.0328788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6" calcext:value-type="float">
            <text:p>5.76E+02</text:p>
          </table:table-cell>
          <table:table-cell office:value-type="float" office:value="0.02123196" calcext:value-type="float">
            <text:p>2.12E-02</text:p>
          </table:table-cell>
          <table:table-cell office:value-type="float" office:value="0.001312839" calcext:value-type="float">
            <text:p>1.31E-03</text:p>
          </table:table-cell>
          <table:table-cell/>
          <table:table-cell table:formula="of:=1/SQRT([.B60])" office:value-type="float" office:value="0.0416666666666667" calcext:value-type="float">
            <text:p>0.0416666667</text:p>
          </table:table-cell>
          <table:table-cell table:formula="of:=[.D60]" office:value-type="float" office:value="0.001312839" calcext:value-type="float">
            <text:p>1.31283900E-03</text:p>
          </table:table-cell>
          <table:table-cell table:formula="of:=[.C60]" office:value-type="float" office:value="0.02123196" calcext:value-type="float">
            <text:p>2.12319600E-02</text:p>
          </table:table-cell>
          <table:table-cell table:formula="of:=[.H60]*[.$G$2]" office:value-type="float" office:value="0.1061598" calcext:value-type="float">
            <text:p>0.1061598</text:p>
          </table:table-cell>
          <table:table-cell/>
          <table:table-cell table:formula="of:=(LOG([.G60])-LOG([.G59]))/(LOG([.F60])-LOG([.F59]))" office:value-type="float" office:value="1.42035521404538" calcext:value-type="float">
            <text:p>1.420355214</text:p>
          </table:table-cell>
        </table:table-row>
        <table:table-row table:style-name="ro1">
          <table:table-cell/>
          <table:table-cell office:value-type="float" office:value="2304" calcext:value-type="float">
            <text:p>2.30E+03</text:p>
          </table:table-cell>
          <table:table-cell office:value-type="float" office:value="0.1507938" calcext:value-type="float">
            <text:p>1.51E-01</text:p>
          </table:table-cell>
          <table:table-cell office:value-type="float" office:value="0.0001822776" calcext:value-type="float">
            <text:p>1.82E-04</text:p>
          </table:table-cell>
          <table:table-cell/>
          <table:table-cell table:formula="of:=1/SQRT([.B61])" office:value-type="float" office:value="0.0208333333333333" calcext:value-type="float">
            <text:p>0.0208333333</text:p>
          </table:table-cell>
          <table:table-cell table:formula="of:=[.D61]" office:value-type="float" office:value="0.0001822776" calcext:value-type="float">
            <text:p>1.82277600E-04</text:p>
          </table:table-cell>
          <table:table-cell table:formula="of:=[.C61]" office:value-type="float" office:value="0.1507938" calcext:value-type="float">
            <text:p>1.50793800E-01</text:p>
          </table:table-cell>
          <table:table-cell table:formula="of:=[.H61]*[.$G$2]" office:value-type="float" office:value="0.753969" calcext:value-type="float">
            <text:p>0.753969</text:p>
          </table:table-cell>
          <table:table-cell/>
          <table:table-cell table:formula="of:=(LOG([.G61])-LOG([.G60]))/(LOG([.F61])-LOG([.F60]))" office:value-type="float" office:value="2.84848081684903" calcext:value-type="float">
            <text:p>2.8484808168</text:p>
          </table:table-cell>
        </table:table-row>
        <table:table-row table:style-name="ro1">
          <table:table-cell/>
          <table:table-cell office:value-type="float" office:value="9216" calcext:value-type="float">
            <text:p>9.22E+03</text:p>
          </table:table-cell>
          <table:table-cell office:value-type="float" office:value="0.4602288" calcext:value-type="float">
            <text:p>4.60E-01</text:p>
          </table:table-cell>
          <table:table-cell office:value-type="float" office:value="0.00001572217" calcext:value-type="float">
            <text:p>1.57E-05</text:p>
          </table:table-cell>
          <table:table-cell/>
          <table:table-cell table:formula="of:=1/SQRT([.B62])" office:value-type="float" office:value="0.0104166666666667" calcext:value-type="float">
            <text:p>0.0104166667</text:p>
          </table:table-cell>
          <table:table-cell table:formula="of:=[.D62]" office:value-type="float" office:value="0.00001572217" calcext:value-type="float">
            <text:p>1.57221700E-05</text:p>
          </table:table-cell>
          <table:table-cell table:formula="of:=[.C62]" office:value-type="float" office:value="0.4602288" calcext:value-type="float">
            <text:p>4.60228800E-01</text:p>
          </table:table-cell>
          <table:table-cell table:formula="of:=[.H62]*[.$G$2]" office:value-type="float" office:value="2.301144" calcext:value-type="float">
            <text:p>2.301144</text:p>
          </table:table-cell>
          <table:table-cell/>
          <table:table-cell table:formula="of:=(LOG([.G62])-LOG([.G61]))/(LOG([.F62])-LOG([.F61]))" office:value-type="float" office:value="3.53526502060604" calcext:value-type="float">
            <text:p>3.5352650206</text:p>
          </table:table-cell>
        </table:table-row>
        <table:table-row table:style-name="ro1">
          <table:table-cell/>
          <table:table-cell office:value-type="float" office:value="36864" calcext:value-type="float">
            <text:p>3.69E+04</text:p>
          </table:table-cell>
          <table:table-cell office:value-type="float" office:value="2.854576" calcext:value-type="float">
            <text:p>2.85E+00</text:p>
          </table:table-cell>
          <table:table-cell office:value-type="float" office:value="0.000001529448" calcext:value-type="float">
            <text:p>1.53E-06</text:p>
          </table:table-cell>
          <table:table-cell/>
          <table:table-cell table:formula="of:=1/SQRT([.B63])" office:value-type="float" office:value="0.00520833333333333" calcext:value-type="float">
            <text:p>0.0052083333</text:p>
          </table:table-cell>
          <table:table-cell table:formula="of:=[.D63]" office:value-type="float" office:value="0.000001529448" calcext:value-type="float">
            <text:p>1.52944800E-06</text:p>
          </table:table-cell>
          <table:table-cell table:formula="of:=[.C63]" office:value-type="float" office:value="2.854576" calcext:value-type="float">
            <text:p>2.85457600E+00</text:p>
          </table:table-cell>
          <table:table-cell table:formula="of:=[.H63]*[.$G$2]" office:value-type="float" office:value="14.27288" calcext:value-type="float">
            <text:p>14.27288</text:p>
          </table:table-cell>
          <table:table-cell/>
          <table:table-cell table:formula="of:=(LOG([.G63])-LOG([.G62]))/(LOG([.F63])-LOG([.F62]))" office:value-type="float" office:value="3.36171739213035" calcext:value-type="float">
            <text:p>3.3617173921</text:p>
          </table:table-cell>
        </table:table-row>
        <table:table-row table:style-name="ro1">
          <table:table-cell/>
          <table:table-cell office:value-type="float" office:value="147456" calcext:value-type="float">
            <text:p>1.47E+05</text:p>
          </table:table-cell>
          <table:table-cell office:value-type="float" office:value="21.34751" calcext:value-type="float">
            <text:p>2.13E+01</text:p>
          </table:table-cell>
          <table:table-cell office:value-type="float" office:value="0.0000001540072" calcext:value-type="float">
            <text:p>1.54E-07</text:p>
          </table:table-cell>
          <table:table-cell/>
          <table:table-cell table:formula="of:=1/SQRT([.B64])" office:value-type="float" office:value="0.00260416666666667" calcext:value-type="float">
            <text:p>0.0026041667</text:p>
          </table:table-cell>
          <table:table-cell table:formula="of:=[.D64]" office:value-type="float" office:value="0.0000001540072" calcext:value-type="float">
            <text:p>1.54007200E-07</text:p>
          </table:table-cell>
          <table:table-cell table:formula="of:=[.C64]" office:value-type="float" office:value="21.34751" calcext:value-type="float">
            <text:p>2.13475100E+01</text:p>
          </table:table-cell>
          <table:table-cell table:formula="of:=[.H64]*[.$G$2]" office:value-type="float" office:value="106.73755" calcext:value-type="float">
            <text:p>106.73755</text:p>
          </table:table-cell>
          <table:table-cell/>
          <table:table-cell table:formula="of:=(LOG([.G64])-LOG([.G63]))/(LOG([.F64])-LOG([.F63]))" office:value-type="float" office:value="3.31194135212733" calcext:value-type="float">
            <text:p>3.311941352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ri P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240" calcext:value-type="float">
            <text:p>2.40E+02</text:p>
          </table:table-cell>
          <table:table-cell office:value-type="float" office:value="0.0162168" calcext:value-type="float">
            <text:p>1.62E-02</text:p>
          </table:table-cell>
          <table:table-cell office:value-type="float" office:value="0.002187888" calcext:value-type="float">
            <text:p>2.19E-03</text:p>
          </table:table-cell>
          <table:table-cell/>
          <table:table-cell table:formula="of:=1/SQRT([.B67])" office:value-type="float" office:value="0.0645497224367903" calcext:value-type="float">
            <text:p>0.0645497224</text:p>
          </table:table-cell>
          <table:table-cell table:formula="of:=[.D67]" office:value-type="float" office:value="0.002187888" calcext:value-type="float">
            <text:p>2.18788800E-03</text:p>
          </table:table-cell>
          <table:table-cell table:formula="of:=[.C67]" office:value-type="float" office:value="0.0162168" calcext:value-type="float">
            <text:p>1.62168000E-02</text:p>
          </table:table-cell>
          <table:table-cell table:formula="of:=[.H67]*[.$G$2]" office:value-type="float" office:value="0.081084" calcext:value-type="float">
            <text:p>0.0810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0" calcext:value-type="float">
            <text:p>9.60E+02</text:p>
          </table:table-cell>
          <table:table-cell office:value-type="float" office:value="0.05876701" calcext:value-type="float">
            <text:p>5.88E-02</text:p>
          </table:table-cell>
          <table:table-cell office:value-type="float" office:value="0.0002830122" calcext:value-type="float">
            <text:p>2.83E-04</text:p>
          </table:table-cell>
          <table:table-cell/>
          <table:table-cell table:formula="of:=1/SQRT([.B68])" office:value-type="float" office:value="0.0322748612183951" calcext:value-type="float">
            <text:p>0.0322748612</text:p>
          </table:table-cell>
          <table:table-cell table:formula="of:=[.D68]" office:value-type="float" office:value="0.0002830122" calcext:value-type="float">
            <text:p>2.83012200E-04</text:p>
          </table:table-cell>
          <table:table-cell table:formula="of:=[.C68]" office:value-type="float" office:value="0.05876701" calcext:value-type="float">
            <text:p>5.87670100E-02</text:p>
          </table:table-cell>
          <table:table-cell table:formula="of:=[.H68]*[.$G$2]" office:value-type="float" office:value="0.29383505" calcext:value-type="float">
            <text:p>0.29383505</text:p>
          </table:table-cell>
          <table:table-cell/>
          <table:table-cell table:formula="of:=(LOG([.G68])-LOG([.G67]))/(LOG([.F68])-LOG([.F67]))" office:value-type="float" office:value="2.95060273638425" calcext:value-type="float">
            <text:p>2.9506027364</text:p>
          </table:table-cell>
        </table:table-row>
        <table:table-row table:style-name="ro1">
          <table:table-cell/>
          <table:table-cell office:value-type="float" office:value="3840" calcext:value-type="float">
            <text:p>3.84E+03</text:p>
          </table:table-cell>
          <table:table-cell office:value-type="float" office:value="0.3959698" calcext:value-type="float">
            <text:p>3.96E-01</text:p>
          </table:table-cell>
          <table:table-cell office:value-type="float" office:value="0.00001094373" calcext:value-type="float">
            <text:p>1.09E-05</text:p>
          </table:table-cell>
          <table:table-cell/>
          <table:table-cell table:formula="of:=1/SQRT([.B69])" office:value-type="float" office:value="0.0161374306091976" calcext:value-type="float">
            <text:p>0.0161374306</text:p>
          </table:table-cell>
          <table:table-cell table:formula="of:=[.D69]" office:value-type="float" office:value="0.00001094373" calcext:value-type="float">
            <text:p>1.09437300E-05</text:p>
          </table:table-cell>
          <table:table-cell table:formula="of:=[.C69]" office:value-type="float" office:value="0.3959698" calcext:value-type="float">
            <text:p>3.95969800E-01</text:p>
          </table:table-cell>
          <table:table-cell table:formula="of:=[.H69]*[.$G$2]" office:value-type="float" office:value="1.979849" calcext:value-type="float">
            <text:p>1.979849</text:p>
          </table:table-cell>
          <table:table-cell/>
          <table:table-cell table:formula="of:=(LOG([.G69])-LOG([.G68]))/(LOG([.F69])-LOG([.F68]))" office:value-type="float" office:value="4.69268779843238" calcext:value-type="float">
            <text:p>4.6926877984</text:p>
          </table:table-cell>
        </table:table-row>
        <table:table-row table:style-name="ro1">
          <table:table-cell/>
          <table:table-cell office:value-type="float" office:value="15360" calcext:value-type="float">
            <text:p>1.54E+04</text:p>
          </table:table-cell>
          <table:table-cell office:value-type="float" office:value="1.35343" calcext:value-type="float">
            <text:p>1.35E+00</text:p>
          </table:table-cell>
          <table:table-cell office:value-type="float" office:value="0.00000142706" calcext:value-type="float">
            <text:p>1.43E-06</text:p>
          </table:table-cell>
          <table:table-cell/>
          <table:table-cell table:formula="of:=1/SQRT([.B70])" office:value-type="float" office:value="0.00806871530459878" calcext:value-type="float">
            <text:p>0.0080687153</text:p>
          </table:table-cell>
          <table:table-cell table:formula="of:=[.D70]" office:value-type="float" office:value="0.00000142706" calcext:value-type="float">
            <text:p>1.42706000E-06</text:p>
          </table:table-cell>
          <table:table-cell table:formula="of:=[.C70]" office:value-type="float" office:value="1.35343" calcext:value-type="float">
            <text:p>1.35343000E+00</text:p>
          </table:table-cell>
          <table:table-cell table:formula="of:=[.H70]*[.$G$2]" office:value-type="float" office:value="6.76715" calcext:value-type="float">
            <text:p>6.76715</text:p>
          </table:table-cell>
          <table:table-cell/>
          <table:table-cell table:formula="of:=(LOG([.G70])-LOG([.G69]))/(LOG([.F70])-LOG([.F69]))" office:value-type="float" office:value="2.93898664352338" calcext:value-type="float">
            <text:p>2.9389866435</text:p>
          </table:table-cell>
        </table:table-row>
        <table:table-row table:style-name="ro1">
          <table:table-cell/>
          <table:table-cell office:value-type="float" office:value="61440" calcext:value-type="float">
            <text:p>6.14E+04</text:p>
          </table:table-cell>
          <table:table-cell office:value-type="float" office:value="7.18692" calcext:value-type="float">
            <text:p>7.19E+00</text:p>
          </table:table-cell>
          <table:table-cell office:value-type="float" office:value="0.0000001215692" calcext:value-type="float">
            <text:p>1.22E-07</text:p>
          </table:table-cell>
          <table:table-cell/>
          <table:table-cell table:formula="of:=1/SQRT([.B71])" office:value-type="float" office:value="0.00403435765229939" calcext:value-type="float">
            <text:p>0.0040343577</text:p>
          </table:table-cell>
          <table:table-cell table:formula="of:=[.D71]" office:value-type="float" office:value="0.0000001215692" calcext:value-type="float">
            <text:p>1.21569200E-07</text:p>
          </table:table-cell>
          <table:table-cell table:formula="of:=[.C71]" office:value-type="float" office:value="7.18692" calcext:value-type="float">
            <text:p>7.18692000E+00</text:p>
          </table:table-cell>
          <table:table-cell table:formula="of:=[.H71]*[.$G$2]" office:value-type="float" office:value="35.9346" calcext:value-type="float">
            <text:p>35.9346</text:p>
          </table:table-cell>
          <table:table-cell/>
          <table:table-cell table:formula="of:=(LOG([.G71])-LOG([.G70]))/(LOG([.F71])-LOG([.F70]))" office:value-type="float" office:value="3.55319632531581" calcext:value-type="float">
            <text:p>3.5531963253</text:p>
          </table:table-cell>
        </table:table-row>
        <table:table-row table:style-name="ro1">
          <table:table-cell/>
          <table:table-cell office:value-type="float" office:value="245760" calcext:value-type="float">
            <text:p>2.46E+05</text:p>
          </table:table-cell>
          <table:table-cell office:value-type="float" office:value="48.68417" calcext:value-type="float">
            <text:p>4.87E+01</text:p>
          </table:table-cell>
          <table:table-cell office:value-type="float" office:value="0.000000007634395" calcext:value-type="float">
            <text:p>7.63E-09</text:p>
          </table:table-cell>
          <table:table-cell/>
          <table:table-cell table:formula="of:=1/SQRT([.B72])" office:value-type="float" office:value="0.0020171788261497" calcext:value-type="float">
            <text:p>0.0020171788</text:p>
          </table:table-cell>
          <table:table-cell table:formula="of:=[.D72]" office:value-type="float" office:value="0.000000007634395" calcext:value-type="float">
            <text:p>7.63439500E-09</text:p>
          </table:table-cell>
          <table:table-cell table:formula="of:=[.C72]" office:value-type="float" office:value="48.68417" calcext:value-type="float">
            <text:p>4.86841700E+01</text:p>
          </table:table-cell>
          <table:table-cell table:formula="of:=[.H72]*[.$G$2]" office:value-type="float" office:value="243.42085" calcext:value-type="float">
            <text:p>243.42085</text:p>
          </table:table-cell>
          <table:table-cell/>
          <table:table-cell table:formula="of:=(LOG([.G72])-LOG([.G71]))/(LOG([.F72])-LOG([.F71]))" office:value-type="float" office:value="3.99312011995617" calcext:value-type="float">
            <text:p>3.99312012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ri P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360" calcext:value-type="float">
            <text:p>3.60E+02</text:p>
          </table:table-cell>
          <table:table-cell office:value-type="float" office:value="0.03967711" calcext:value-type="float">
            <text:p>3.97E-02</text:p>
          </table:table-cell>
          <table:table-cell office:value-type="float" office:value="0.0007875327" calcext:value-type="float">
            <text:p>7.88E-04</text:p>
          </table:table-cell>
          <table:table-cell/>
          <table:table-cell table:formula="of:=1/SQRT([.B75])" office:value-type="float" office:value="0.052704627669473" calcext:value-type="float">
            <text:p>0.0527046277</text:p>
          </table:table-cell>
          <table:table-cell table:formula="of:=[.D75]" office:value-type="float" office:value="0.0007875327" calcext:value-type="float">
            <text:p>7.87532700E-04</text:p>
          </table:table-cell>
          <table:table-cell table:formula="of:=[.C75]" office:value-type="float" office:value="0.03967711" calcext:value-type="float">
            <text:p>3.96771100E-02</text:p>
          </table:table-cell>
          <table:table-cell table:formula="of:=[.H75]*[.$G$2]" office:value-type="float" office:value="0.19838555" calcext:value-type="float">
            <text:p>0.198385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40" calcext:value-type="float">
            <text:p>1.44E+03</text:p>
          </table:table-cell>
          <table:table-cell office:value-type="float" office:value="0.1611807" calcext:value-type="float">
            <text:p>1.61E-01</text:p>
          </table:table-cell>
          <table:table-cell office:value-type="float" office:value="0.00006972879" calcext:value-type="float">
            <text:p>6.97E-05</text:p>
          </table:table-cell>
          <table:table-cell/>
          <table:table-cell table:formula="of:=1/SQRT([.B76])" office:value-type="float" office:value="0.0263523138347365" calcext:value-type="float">
            <text:p>0.0263523138</text:p>
          </table:table-cell>
          <table:table-cell table:formula="of:=[.D76]" office:value-type="float" office:value="0.00006972879" calcext:value-type="float">
            <text:p>6.97287900E-05</text:p>
          </table:table-cell>
          <table:table-cell table:formula="of:=[.C76]" office:value-type="float" office:value="0.1611807" calcext:value-type="float">
            <text:p>1.61180700E-01</text:p>
          </table:table-cell>
          <table:table-cell table:formula="of:=[.H76]*[.$G$2]" office:value-type="float" office:value="0.8059035" calcext:value-type="float">
            <text:p>0.8059035</text:p>
          </table:table-cell>
          <table:table-cell/>
          <table:table-cell table:formula="of:=(LOG([.G76])-LOG([.G75]))/(LOG([.F76])-LOG([.F75]))" office:value-type="float" office:value="3.49751347650634" calcext:value-type="float">
            <text:p>3.4975134765</text:p>
          </table:table-cell>
        </table:table-row>
        <table:table-row table:style-name="ro1">
          <table:table-cell/>
          <table:table-cell office:value-type="float" office:value="5760" calcext:value-type="float">
            <text:p>5.76E+03</text:p>
          </table:table-cell>
          <table:table-cell office:value-type="float" office:value="0.9217912" calcext:value-type="float">
            <text:p>9.22E-01</text:p>
          </table:table-cell>
          <table:table-cell office:value-type="float" office:value="0.000006146299" calcext:value-type="float">
            <text:p>6.15E-06</text:p>
          </table:table-cell>
          <table:table-cell/>
          <table:table-cell table:formula="of:=1/SQRT([.B77])" office:value-type="float" office:value="0.0131761569173682" calcext:value-type="float">
            <text:p>0.0131761569</text:p>
          </table:table-cell>
          <table:table-cell table:formula="of:=[.D77]" office:value-type="float" office:value="0.000006146299" calcext:value-type="float">
            <text:p>6.14629900E-06</text:p>
          </table:table-cell>
          <table:table-cell table:formula="of:=[.C77]" office:value-type="float" office:value="0.9217912" calcext:value-type="float">
            <text:p>9.21791200E-01</text:p>
          </table:table-cell>
          <table:table-cell table:formula="of:=[.H77]*[.$G$2]" office:value-type="float" office:value="4.608956" calcext:value-type="float">
            <text:p>4.608956</text:p>
          </table:table-cell>
          <table:table-cell/>
          <table:table-cell table:formula="of:=(LOG([.G77])-LOG([.G76]))/(LOG([.F77])-LOG([.F76]))" office:value-type="float" office:value="3.50396459006198" calcext:value-type="float">
            <text:p>3.5039645901</text:p>
          </table:table-cell>
        </table:table-row>
        <table:table-row table:style-name="ro1">
          <table:table-cell/>
          <table:table-cell office:value-type="float" office:value="23040" calcext:value-type="float">
            <text:p>2.30E+04</text:p>
          </table:table-cell>
          <table:table-cell office:value-type="float" office:value="3.485822" calcext:value-type="float">
            <text:p>3.49E+00</text:p>
          </table:table-cell>
          <table:table-cell office:value-type="float" office:value="0.0000002426258" calcext:value-type="float">
            <text:p>2.43E-07</text:p>
          </table:table-cell>
          <table:table-cell/>
          <table:table-cell table:formula="of:=1/SQRT([.B78])" office:value-type="float" office:value="0.00658807845868412" calcext:value-type="float">
            <text:p>0.0065880785</text:p>
          </table:table-cell>
          <table:table-cell table:formula="of:=[.D78]" office:value-type="float" office:value="0.0000002426258" calcext:value-type="float">
            <text:p>2.42625800E-07</text:p>
          </table:table-cell>
          <table:table-cell table:formula="of:=[.C78]" office:value-type="float" office:value="3.485822" calcext:value-type="float">
            <text:p>3.48582200E+00</text:p>
          </table:table-cell>
          <table:table-cell table:formula="of:=[.H78]*[.$G$2]" office:value-type="float" office:value="17.42911" calcext:value-type="float">
            <text:p>17.42911</text:p>
          </table:table-cell>
          <table:table-cell/>
          <table:table-cell table:formula="of:=(LOG([.G78])-LOG([.G77]))/(LOG([.F78])-LOG([.F77]))" office:value-type="float" office:value="4.66291307665865" calcext:value-type="float">
            <text:p>4.6629130767</text:p>
          </table:table-cell>
        </table:table-row>
        <table:table-row table:style-name="ro1">
          <table:table-cell/>
          <table:table-cell office:value-type="float" office:value="92160" calcext:value-type="float">
            <text:p>9.22E+04</text:p>
          </table:table-cell>
          <table:table-cell office:value-type="float" office:value="13.43779" calcext:value-type="float">
            <text:p>1.34E+01</text:p>
          </table:table-cell>
          <table:table-cell office:value-type="float" office:value="0.000000003751719" calcext:value-type="float">
            <text:p>3.75E-09</text:p>
          </table:table-cell>
          <table:table-cell/>
          <table:table-cell table:formula="of:=1/SQRT([.B79])" office:value-type="float" office:value="0.00329403922934206" calcext:value-type="float">
            <text:p>0.0032940392</text:p>
          </table:table-cell>
          <table:table-cell table:formula="of:=[.D79]" office:value-type="float" office:value="0.000000003751719" calcext:value-type="float">
            <text:p>3.75171900E-09</text:p>
          </table:table-cell>
          <table:table-cell table:formula="of:=[.C79]" office:value-type="float" office:value="13.43779" calcext:value-type="float">
            <text:p>1.34377900E+01</text:p>
          </table:table-cell>
          <table:table-cell table:formula="of:=[.H79]*[.$G$2]" office:value-type="float" office:value="67.18895" calcext:value-type="float">
            <text:p>67.18895</text:p>
          </table:table-cell>
          <table:table-cell/>
          <table:table-cell table:formula="of:=(LOG([.G79])-LOG([.G78]))/(LOG([.F79])-LOG([.F78]))" office:value-type="float" office:value="6.01503738417569" calcext:value-type="float">
            <text:p>6.0150373842</text:p>
          </table:table-cell>
        </table:table-row>
        <table:table-row table:style-name="ro1">
          <table:table-cell/>
          <table:table-cell office:value-type="float" office:value="368640" calcext:value-type="float">
            <text:p>3.69E+05</text:p>
          </table:table-cell>
          <table:table-cell office:value-type="float" office:value="74.19496" calcext:value-type="float">
            <text:p>7.42E+01</text:p>
          </table:table-cell>
          <table:table-cell office:value-type="float" office:value="0.0000000004796455" calcext:value-type="float">
            <text:p>4.80E-10</text:p>
          </table:table-cell>
          <table:table-cell/>
          <table:table-cell table:formula="of:=1/SQRT([.B80])" office:value-type="float" office:value="0.00164701961467103" calcext:value-type="float">
            <text:p>0.0016470196</text:p>
          </table:table-cell>
          <table:table-cell table:formula="of:=[.D80]" office:value-type="float" office:value="0.0000000004796455" calcext:value-type="float">
            <text:p>4.79645500E-10</text:p>
          </table:table-cell>
          <table:table-cell table:formula="of:=[.C80]" office:value-type="float" office:value="74.19496" calcext:value-type="float">
            <text:p>7.41949600E+01</text:p>
          </table:table-cell>
          <table:table-cell table:formula="of:=[.H80]*[.$G$2]" office:value-type="float" office:value="370.9748" calcext:value-type="float">
            <text:p>370.9748</text:p>
          </table:table-cell>
          <table:table-cell/>
          <table:table-cell table:formula="of:=(LOG([.G80])-LOG([.G79]))/(LOG([.F80])-LOG([.F79]))" office:value-type="float" office:value="2.96751134858633" calcext:value-type="float">
            <text:p>2.96751134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4">00/00/0000</text:date>, <text:time style:data-style-name="N2" text:time-value="14:11:25.748233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0:50:52.360000000</meta:creation-date>
    <dc:date>2016-05-24T15:00:34.719634775</dc:date>
    <meta:editing-duration>PT3H43M57S</meta:editing-duration>
    <meta:editing-cycles>2</meta:editing-cycles>
    <meta:generator>LibreOffice/5.0.6.2$Linux_X86_64 LibreOffice_project/00m0$Build-2</meta:generator>
    <meta:document-statistic meta:table-count="1" meta:cell-count="430" meta:object-count="0"/>
  </office:meta>
</office:document-meta>
</file>